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color="#ffff99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00ff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fe7f5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>
      <style:table-cell-properties fo:background-color="#993366"/>
    </style:style>
    <style:style style:name="ce13" style:family="table-cell" style:parent-style-name="Default">
      <style:table-cell-properties fo:background-color="#660066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e6e6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office:value-type="string">
            <text:p>Semaine 1</text:p>
          </table:table-cell>
          <table:table-cell office:value-type="string">
            <text:p>Semaine 2</text:p>
          </table:table-cell>
          <table:table-cell office:value-type="string">
            <text:p>Semaine 3</text:p>
          </table:table-cell>
          <table:table-cell office:value-type="string">
            <text:p>Semaine 4</text:p>
          </table:table-cell>
          <table:table-cell office:value-type="string">
            <text:p>Semaine 5</text:p>
          </table:table-cell>
          <table:table-cell office:value-type="string">
            <text:p>Semaine 6</text:p>
          </table:table-cell>
          <table:table-cell office:value-type="string">
            <text:p>Semaine 7</text:p>
          </table:table-cell>
          <table:table-cell office:value-type="string">
            <text:p>Semaine 8</text:p>
          </table:table-cell>
          <table:table-cell office:value-type="string">
            <text:p>Semaine 9</text:p>
          </table:table-cell>
          <table:table-cell office:value-type="string">
            <text:p>Semaine 10</text:p>
          </table:table-cell>
          <table:table-cell office:value-type="string">
            <text:p>Semaine 11</text:p>
          </table:table-cell>
          <table:table-cell office:value-type="string">
            <text:p>Semaine 12</text:p>
          </table:table-cell>
        </table:table-row>
        <table:table-row table:style-name="ro2">
          <table:table-cell office:value-type="string">
            <text:p>diagrammes uml et analyse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réunion commanditair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comité de pilotage</text:p>
          </table:table-cell>
          <table:table-cell table:number-columns-repeated="3"/>
          <table:table-cell table:style-name="ce7"/>
          <table:table-cell table:number-columns-repeated="8"/>
        </table:table-row>
        <table:table-row table:style-name="ro1">
          <table:table-cell office:value-type="string">
            <text:p>instanciation des classe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>
            <text:p>instanciation base de données</text:p>
          </table:table-cell>
          <table:table-cell/>
          <table:table-cell table:style-name="ce4" table:number-columns-repeated="2"/>
          <table:table-cell table:number-columns-repeated="9"/>
        </table:table-row>
        <table:table-row table:style-name="ro1">
          <table:table-cell office:value-type="string">
            <text:p>mise en place de la carte</text:p>
          </table:table-cell>
          <table:table-cell/>
          <table:table-cell table:style-name="ce5" table:number-columns-repeated="2"/>
          <table:table-cell table:number-columns-repeated="9"/>
        </table:table-row>
        <table:table-row table:style-name="ro1">
          <table:table-cell office:value-type="string">
            <text:p>style de l'application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string">
            <text:p>codage des notifications</text:p>
          </table:table-cell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>
            <text:p>gestion des connexions</text:p>
          </table:table-cell>
          <table:table-cell table:number-columns-repeated="4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>
            <text:p>connexion depuis les réseaux sociaux</text:p>
          </table:table-cell>
          <table:table-cell table:number-columns-repeated="4"/>
          <table:table-cell table:style-name="ce10" table:number-columns-repeated="2"/>
          <table:table-cell table:number-columns-repeated="6"/>
        </table:table-row>
        <table:table-row table:style-name="ro1">
          <table:table-cell office:value-type="string">
            <text:p>notifications</text:p>
          </table:table-cell>
          <table:table-cell table:number-columns-repeated="6"/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>
            <text:p>gestion du planning personnalisé</text:p>
          </table:table-cell>
          <table:table-cell table:number-columns-repeated="6"/>
          <table:table-cell table:style-name="ce12"/>
          <table:table-cell table:number-columns-repeated="5"/>
        </table:table-row>
        <table:table-row table:style-name="ro1">
          <table:table-cell office:value-type="string">
            <text:p>page de présentation des écoles et filières</text:p>
          </table:table-cell>
          <table:table-cell table:number-columns-repeated="8"/>
          <table:table-cell table:style-name="ce14"/>
          <table:table-cell table:number-columns-repeated="3"/>
        </table:table-row>
        <table:table-row table:style-name="ro1">
          <table:table-cell office:value-type="string">
            <text:p>formulaire de satisfaction</text:p>
          </table:table-cell>
          <table:table-cell table:number-columns-repeated="8"/>
          <table:table-cell table:style-name="ce15"/>
          <table:table-cell table:number-columns-repeated="3"/>
        </table:table-row>
        <table:table-row table:style-name="ro1">
          <table:table-cell office:value-type="string">
            <text:p>personnalisation par filière</text:p>
          </table:table-cell>
          <table:table-cell table:number-columns-repeated="7"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>
            <text:p>résolution des problèmes et finalisation du projet</text:p>
          </table:table-cell>
          <table:table-cell table:number-columns-repeated="10"/>
          <table:table-cell table:style-name="ce16"/>
          <table:table-cell/>
        </table:table-row>
        <table:table-row table:style-name="ro1">
          <table:table-cell office:value-type="string">
            <text:p>soutenance et présentation</text:p>
          </table:table-cell>
          <table:table-cell table:number-columns-repeated="11"/>
          <table:table-cell table:style-name="ce7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13/02/2019</text:date>, <text:time>16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24:10.67</meta:creation-date>
    <dc:date>2019-02-13T16:50:31.31</dc:date>
    <meta:editing-duration>PT10M16S</meta:editing-duration>
    <meta:editing-cycles>1</meta:editing-cycles>
    <meta:document-statistic meta:table-count="3" meta:cell-count="29" meta:object-count="0"/>
    <meta:generator>OpenOffice/4.1.5$Win32 OpenOffice.org_project/415m1$Build-9789</meta:generator>
  </office:meta>
</office:document-meta>
</file>